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AR PL UKai CN" svg:font-family="'AR PL UKai CN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63b74" officeooo:paragraph-rsid="00063b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ci est un document od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AR PL UKai CN" svg:font-family="'AR PL UKai CN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fr" fo:country="BE" style:letter-kerning="true" style:font-name-asian="AR PL UKai CN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BE" style:letter-kerning="true" style:font-name-asian="AR PL UKai CN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9-11-25T14:26:16.289748164</meta:creation-date>
    <dc:date>2019-11-25T14:26:53.229074428</dc:date>
    <dc:creator>Max </dc:creator>
    <meta:editing-duration>PT38S</meta:editing-duration>
    <meta:editing-cycles>1</meta:editing-cycles>
    <meta:document-statistic meta:table-count="0" meta:image-count="0" meta:object-count="0" meta:page-count="1" meta:paragraph-count="1" meta:word-count="5" meta:character-count="25" meta:non-whitespace-character-count="21"/>
    <meta:generator>LibreOffice/6.2.8.2$Linux_X86_64 LibreOffice_project/20$Build-2</meta:generator>
  </office:meta>
</office:document-meta>
</file>